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top" draw:auto-grow-height="false" fo:min-height="4.907cm" fo:min-width="11.642cm"/>
      <style:paragraph-properties style:writing-mode="lr-tb"/>
    </style:style>
    <style:style style:name="gr2" style:family="graphic" style:parent-style-name="standard">
      <style:graphic-properties draw:fill-color="#19d137" draw:textarea-horizontal-align="justify" draw:textarea-vertical-align="middle" draw:auto-grow-height="false" fo:min-height="2.349cm" fo:min-width="3.498cm"/>
      <style:paragraph-properties style:writing-mode="lr-tb"/>
    </style:style>
    <style:style style:name="gr3" style:family="graphic" style:parent-style-name="standard">
      <style:graphic-properties draw:fill-color="#a1ef36" draw:textarea-horizontal-align="justify" draw:textarea-vertical-align="middle" draw:auto-grow-height="false" fo:min-height="0.385cm" fo:min-width="2.675cm"/>
      <style:paragraph-properties style:writing-mode="lr-tb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2.233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0.323cm" fo:min-width="3.783cm"/>
      <style:paragraph-properties style:writing-mode="lr-tb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323cm" fo:min-width="3.782cm"/>
      <style:paragraph-properties style:writing-mode="lr-tb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0.323cm" fo:min-width="3.782cm"/>
      <style:paragraph-properties style:writing-mode="lr-tb"/>
    </style:style>
    <style:style style:name="gr9" style:family="graphic" style:parent-style-name="standard">
      <style:graphic-properties draw:fill-color="#83caff" draw:textarea-horizontal-align="justify" draw:textarea-vertical-align="top" draw:auto-grow-height="false" fo:min-height="4.907cm" fo:min-width="8.291cm"/>
      <style:paragraph-properties style:writing-mode="lr-tb"/>
    </style:style>
    <style:style style:name="gr10" style:family="graphic" style:parent-style-name="standard">
      <style:graphic-properties draw:fill-color="#fff947" draw:textarea-horizontal-align="justify" draw:textarea-vertical-align="middle" draw:auto-grow-height="false" fo:min-height="0.323cm" fo:min-width="3.7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83ca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19d137"/>
      <style:paragraph-properties fo:text-align="center"/>
    </style:style>
    <style:style style:name="P5" style:family="paragraph">
      <loext:graphic-properties draw:fill-color="#a1ef36"/>
      <style:paragraph-properties fo:text-align="center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-color="#ff420e"/>
      <style:paragraph-properties fo:text-align="center"/>
    </style:style>
    <style:style style:name="P11" style:family="paragraph">
      <loext:graphic-properties draw:fill-color="#fff94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5.715cm" svg:x="1.81cm" svg:y="2.76cm">
          <text:p text:style-name="P1">bower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35cm" svg:height="4.127cm" svg:x="2.127cm" svg:y="4.03cm">
          <text:p text:style-name="P3">Embedded</text:p>
          <text:p text:style-name="P3">ActiveMQ</text:p>
          <text:p text:style-name="P3">Bro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3.175cm" svg:height="0.635cm" svg:x="6.89cm" svg:y="4.347cm">
          <text:p text:style-name="P3">OpenWi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cm" svg:y="5.3cm">
          <text:p text:style-name="P3">MQT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cm" svg:y="6.27cm">
          <text:p text:style-name="P3">STOMP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cm" svg:y="7.24cm">
          <text:p text:style-name="P3">WebSock.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857cm" svg:height="1.27cm" svg:x="11.335cm" svg:y="4.03cm">
          <text:p text:style-name="P3">Message</text:p>
          <text:p text:style-name="P3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1.335cm" svg:y1="4.665cm" svg:x2="10.065cm" svg:y2="4.665cm">
          <text:p/>
        </draw:line>
        <draw:custom-shape draw:style-name="gr6" draw:text-style-name="P8" draw:layer="layout" svg:width="4.345cm" svg:height="0.635cm" svg:x="15.135cm" svg:y="5.3cm">
          <text:p text:style-name="P3">parTTYc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0.055cm" svg:y1="5.635cm" svg:x2="15.135cm" svg:y2="5.635cm">
          <text:p/>
        </draw:line>
        <draw:custom-shape draw:style-name="gr7" draw:text-style-name="P9" draw:layer="layout" svg:width="4.344cm" svg:height="0.635cm" svg:x="15.136cm" svg:y="6.217cm">
          <text:p text:style-name="P3">Python V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.344cm" svg:height="0.635cm" svg:x="15.136cm" svg:y="7.217cm">
          <text:p text:style-name="P3">JavaScript V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0.035cm" svg:y1="6.535cm" svg:x2="15.115cm" svg:y2="6.535cm">
          <text:p/>
        </draw:line>
        <draw:line draw:style-name="gr5" draw:text-style-name="P7" draw:layer="layout" svg:x1="10.035cm" svg:y1="7.535cm" svg:x2="15.115cm" svg:y2="7.535cm">
          <text:p/>
        </draw:line>
        <draw:custom-shape draw:style-name="gr9" draw:text-style-name="P2" draw:layer="layout" svg:width="9.349cm" svg:height="5.715cm" svg:x="1.811cm" svg:y="10.66cm">
          <text:p text:style-name="P1">bower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35cm" svg:height="4.127cm" svg:x="2.128cm" svg:y="11.93cm">
          <text:p text:style-name="P3">Embedded</text:p>
          <text:p text:style-name="P3">ActiveMQ</text:p>
          <text:p text:style-name="P3">Bro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3.175cm" svg:height="0.635cm" svg:x="6.891cm" svg:y="12.247cm">
          <text:p text:style-name="P3">OpenWi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1cm" svg:y="13.2cm">
          <text:p text:style-name="P3">MQT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1cm" svg:y="14.17cm">
          <text:p text:style-name="P3">STOMP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0.635cm" svg:x="6.891cm" svg:y="15.14cm">
          <text:p text:style-name="P3">WebSock.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cm" svg:y1="12.56cm" svg:x2="10.095cm" svg:y2="13.195cm">
          <text:p/>
        </draw:line>
        <draw:custom-shape draw:style-name="gr6" draw:text-style-name="P8" draw:layer="layout" svg:width="4.345cm" svg:height="0.635cm" svg:x="12.036cm" svg:y="13.2cm">
          <text:p text:style-name="P3">parTTYc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0.107cm" svg:y1="13.5cm" svg:x2="12.012cm" svg:y2="13.5cm">
          <text:p/>
        </draw:line>
        <draw:custom-shape draw:style-name="gr7" draw:text-style-name="P9" draw:layer="layout" svg:width="4.344cm" svg:height="0.635cm" svg:x="12.037cm" svg:y="14.117cm">
          <text:p text:style-name="P3">Python V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.344cm" svg:height="0.635cm" svg:x="12.037cm" svg:y="15.117cm">
          <text:p text:style-name="P3">JavaScript V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0.087cm" svg:y1="14.5cm" svg:x2="11.992cm" svg:y2="14.5cm">
          <text:p/>
        </draw:line>
        <draw:line draw:style-name="gr5" draw:text-style-name="P7" draw:layer="layout" svg:x1="10.087cm" svg:y1="15.4cm" svg:x2="11.992cm" svg:y2="15.4cm">
          <text:p/>
        </draw:line>
        <draw:custom-shape draw:style-name="gr10" draw:text-style-name="P11" draw:layer="layout" svg:width="4.345cm" svg:height="0.635cm" svg:x="12.036cm" svg:y="12.217cm">
          <text:p text:style-name="P3">c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20:42:45.952135702</meta:creation-date>
    <dc:date>2021-08-15T21:20:36.670171727</dc:date>
    <meta:editing-duration>PT15M3S</meta:editing-duration>
    <meta:editing-cycles>2</meta:editing-cycles>
    <meta:generator>LibreOffice/7.1.5.2$Linux_X86_64 LibreOffice_project/10$Build-2</meta:generator>
    <meta:document-statistic meta:object-count="28"/>
  </office:meta>
</office:document-meta>
</file>